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Exception.Pars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Exception.getMessag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ParseException.Pars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Exception.ParseException( Token currentTokenVal , int [ ] [ ] expectedTokenSequencesVal , String [ ] tokenImage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seException.add_escapes( String st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43">
            <text:p text:style-name="Table_20_Contents">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